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c10" officeooo:paragraph-rsid="00107c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Mind wandering</text:p>
      <text:p text:style-name="P1"><text:s text:c="3"/>- what is it </text:p>
      <text:p text:style-name="P1"><text:s text:c="3"/>- quite pervasive</text:p>
      <text:p text:style-name="P1">- what brain regions?</text:p>
      <text:p text:style-name="P1">- How do we test this?</text:p>
      <text:p text:style-name="P1">- non-invasive TMS</text:p>
      <text:p text:style-name="P1">- real/sham</text:p>
      <text:p text:style-name="P1"><text:s text:c="2"/>- (what sham)</text:p>
      <text:p text:style-name="P1">- sustained attention task</text:p>
      <text:p text:style-name="P1">- inquire about their attentio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en Aasen</meta:initial-creator>
    <meta:creation-date>2025-05-13T11:11:13.401123122</meta:creation-date>
    <dc:date>2025-05-13T11:13:39.229034120</dc:date>
    <dc:creator>Steffen Aasen</dc:creator>
    <meta:editing-duration>PT2M2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37" meta:character-count="197" meta:non-whitespace-character-count="160"/>
  </office:meta>
</office:document-meta>
</file>